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2FFE836CF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color="#dddddd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withoutfill">
      <style:graphic-properties svg:stroke-width="0.1cm" svg:stroke-color="#ff3333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1.25cm" fo:min-width="2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0.25cm" fo:min-width="19.2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16.25cm" fo:min-width="6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0.25cm" fo:min-width="1.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0.25cm" fo:min-width="4.4cm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27.092cm" svg:height="20.293cm" svg:x="0.454cm" svg:y="0.354cm">
          <draw:image xlink:href="Pictures/1000020100000400000002FFE836CF06.png" xlink:type="simple" xlink:show="embed" xlink:actuate="onLoad">
            <text:p/>
          </draw:image>
        </draw:frame>
        <draw:line draw:style-name="gr2" draw:text-style-name="P1" draw:layer="measurelines" svg:x1="2.1cm" svg:y1="3.8cm" svg:x2="18.9cm" svg:y2="3.8cm">
          <text:p/>
        </draw:line>
        <draw:custom-shape draw:style-name="gr3" draw:text-style-name="P1" draw:layer="measurelines" svg:width="20.6cm" svg:height="1.6cm" svg:x="0.5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measurelines" svg:width="19.8cm" svg:height="0.6cm" svg:x="0.4cm" svg:y="2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measurelines" svg:width="7cm" svg:height="16.6cm" svg:x="20.6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measurelines" svg:width="2cm" svg:height="0.6cm" svg:x="20.4cm" svg:y="20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measurelines" svg:width="5cm" svg:height="0.6cm" svg:x="22.6cm" svg:y="2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GATA Jun</meta:initial-creator>
    <meta:creation-date>2014-11-05T17:13:39.169928254</meta:creation-date>
    <dc:date>2014-11-05T17:20:51.055103366</dc:date>
    <dc:creator>NOGATA Jun</dc:creator>
    <meta:editing-duration>PT7M12S</meta:editing-duration>
    <meta:editing-cycles>1</meta:editing-cycles>
    <meta:document-statistic meta:object-count="7"/>
    <meta:generator>LibreOffice/4.3.3.2$Linux_X86_64 LibreOffice_project/430m0$Build-2</meta:generator>
  </office:meta>
</office:document-meta>
</file>